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87859839" text:style-name="L1">
        <text:list-item>
          <text:p text:style-name="P1">adhi manual testing karun tyach test cases automation madhe implement karycha</text:p>
        </text:list-item>
        <text:list-item>
          <text:p text:style-name="P1">and according <text:s/>to new changes it will increase test-cases or decrease</text:p>
        </text:list-item>
        <text:list-item>
          <text:p text:style-name="P1">and u have write excel sheet as well for manual test as you seen before.</text:p>
        </text:list-item>
        <text:list-item>
          <text:p text:style-name="P1">development team will get new change request or functionality changes from customer.</text:p>
        </text:list-item>
        <text:list-item>
          <text:p text:style-name="P1">SDLC path karun thev direc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7:44:00.332077492</meta:creation-date>
    <dc:date>2021-09-21T17:47:58.590855858</dc:date>
    <meta:editing-duration>PT3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59" meta:character-count="334" meta:non-whitespace-character-count="284"/>
  </office:meta>
</office:document-meta>
</file>